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037cm"/>
    </style:style>
    <style:style style:name="Table2.B" style:family="table-column">
      <style:table-column-properties style:column-width="9.419cm"/>
    </style:style>
    <style:style style:name="Table2.C" style:family="table-column">
      <style:table-column-properties style:column-width="1.191cm"/>
    </style:style>
    <style:style style:name="Table2.D" style:family="table-column">
      <style:table-column-properties style:column-width="4.948cm"/>
    </style:style>
    <style:style style:name="Table2.A1" style:family="table-cell">
      <style:table-cell-properties style:vertical-align="bottom" fo:padding="0.097cm" fo:border="none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2.037cm"/>
    </style:style>
    <style:style style:name="Table3.B" style:family="table-column">
      <style:table-column-properties style:column-width="9.419cm"/>
    </style:style>
    <style:style style:name="Table3.C" style:family="table-column">
      <style:table-column-properties style:column-width="1.191cm"/>
    </style:style>
    <style:style style:name="Table3.D" style:family="table-column">
      <style:table-column-properties style:column-width="4.948cm"/>
    </style:style>
    <style:style style:name="Table3.A1" style:family="table-cell">
      <style:table-cell-properties style:vertical-align="bottom" fo:padding="0.097cm" fo:border="none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037cm"/>
    </style:style>
    <style:style style:name="Table1.B" style:family="table-column">
      <style:table-column-properties style:column-width="9.419cm"/>
    </style:style>
    <style:style style:name="Table1.C" style:family="table-column">
      <style:table-column-properties style:column-width="1.191cm"/>
    </style:style>
    <style:style style:name="Table1.D" style:family="table-column">
      <style:table-column-properties style:column-width="4.948cm"/>
    </style:style>
    <style:style style:name="Table1.A1" style:family="table-cell">
      <style:table-cell-properties style:vertical-align="bottom" fo:padding="0.097cm" fo:border="none"/>
    </style:style>
    <style:style style:name="Table4" style:family="table">
      <style:table-properties style:width="17.595cm" fo:margin-left="0cm" table:align="left"/>
    </style:style>
    <style:style style:name="Table4.A" style:family="table-column">
      <style:table-column-properties style:column-width="2.037cm"/>
    </style:style>
    <style:style style:name="Table4.B" style:family="table-column">
      <style:table-column-properties style:column-width="9.419cm"/>
    </style:style>
    <style:style style:name="Table4.C" style:family="table-column">
      <style:table-column-properties style:column-width="1.191cm"/>
    </style:style>
    <style:style style:name="Table4.D" style:family="table-column">
      <style:table-column-properties style:column-width="4.948cm"/>
    </style:style>
    <style:style style:name="Table4.A1" style:family="table-cell">
      <style:table-cell-properties style:vertical-align="bottom" fo:padding="0.097cm" fo:border="none"/>
    </style:style>
    <style:style style:name="P1" style:family="paragraph" style:parent-style-name="Table_20_Contents">
      <style:text-properties fo:font-size="24pt" style:font-size-asian="21pt" style:font-size-complex="24pt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ext_20_body">
      <style:text-properties fo:language="fr" fo:country="CA"/>
    </style:style>
    <style:style style:name="P4" style:family="paragraph" style:parent-style-name="Text_20_body">
      <style:text-properties fo:font-style="italic" style:font-style-asian="italic" style:font-style-complex="italic"/>
    </style:style>
    <style:style style:name="P5" style:family="paragraph" style:parent-style-name="Note">
      <style:text-properties fo:font-weight="bold" style:font-weight-asian="bold" style:font-weight-complex="bold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fo:language="fr" fo:country="CA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able_20_Contents">
      <style:text-properties fo:font-size="24pt" style:font-size-asian="21pt" style:font-size-complex="24pt"/>
    </style:style>
    <style:style style:name="P11" style:family="paragraph" style:parent-style-name="Table_20_Contents">
      <style:paragraph-properties fo:text-align="end" style:justify-single-word="false"/>
    </style:style>
    <style:style style:name="T1" style:family="text">
      <style:text-properties fo:language="fr" fo:country="C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ct 1: Listening and Leadership</text:h>
      <text:p text:style-name="P4">Translated by Julien Lamarche on 2014/12/10 from p.12 of “Devenir un leader”, Rev. 2/09.</text:p>
      <text:p text:style-name="P5">Executive summary: <text:span text:style-name="T3">Knowing how to listen is essential for a leader. <text:s/>Knowing how to listen assists you in obtaning informations, which will help you to identify and clarify obstacles, to make decisions, to resolve conflicts and to show creativity. <text:s/>Listening skills also play an important role in the team building.</text:span></text:p>
      <text:h text:style-name="Heading_20_2" text:outline-level="2">Evaluator (“<text:span text:style-name="T1">Évaluateur</text:span>”)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Name of evaluator :</text:p>
          </table:table-cell>
          <table:table-cell table:style-name="Table2.A1" office:value-type="string">
            <text:p text:style-name="P1">_____________________</text:p>
          </table:table-cell>
          <table:table-cell table:style-name="Table2.A1" office:value-type="string">
            <text:p text:style-name="P2">Date:</text:p>
          </table:table-cell>
          <table:table-cell table:style-name="Table2.A1" office:value-type="string">
            <text:p text:style-name="P1">___________</text:p>
          </table:table-cell>
        </table:table-row>
      </table:table>
      <text:p text:style-name="Text_20_body"/>
      <text:list xml:id="list794285646" text:style-name="L1">
        <text:list-item>
          <text:p text:style-name="P6"><text:span text:style-name="T1">Was the leader attentive</text:span>? <text:s/><text:span text:style-name="T1">Did his attitude demonstrate interest for what the evaluator was saying?</text:span></text:p>
        </text:list-item>
      </text:list>
      <text:p text:style-name="Note"><text:span text:style-name="T2">Note: </text:span>Translation is provided here, but please answer the questions in the book. <text:s/>Questions numbers correspond.<text:line-break/></text:p>
      <text:list xml:id="list1564210215" text:continue-numbering="true" text:style-name="L1">
        <text:list-item>
          <text:p text:style-name="P7">Did the oral eavluation demonstrate that he or she listened and understood the content of the speech?</text:p>
        </text:list-item>
        <text:list-item>
          <text:p text:style-name="P7">Did he show an open mind in his evaluation of the presentation even though he did not agree with the content?</text:p>
        </text:list-item>
        <text:list-item>
          <text:p text:style-name="P7">What could he have done to improve his listening skills?</text:p>
        </text:list-item>
        <text:list-item>
          <text:p text:style-name="P7">What particular listening skills did he show?</text:p>
        </text:list-item>
      </text:list>
      <text:p text:style-name="P3"/>
      <text:h text:style-name="Heading_20_2" text:outline-level="2">Table topics participant (“Improvisateur”)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Contents">Name of evaluator :</text:p>
          </table:table-cell>
          <table:table-cell table:style-name="Table3.A1" office:value-type="string">
            <text:p text:style-name="P1">_____________________</text:p>
          </table:table-cell>
          <table:table-cell table:style-name="Table3.A1" office:value-type="string">
            <text:p text:style-name="P2">Date:</text:p>
          </table:table-cell>
          <table:table-cell table:style-name="Table3.A1" office:value-type="string">
            <text:p text:style-name="P1">___________</text:p>
          </table:table-cell>
        </table:table-row>
      </table:table>
      <text:p text:style-name="Standard"/>
      <text:list xml:id="list277164917" text:style-name="L2">
        <text:list-item>
          <text:p text:style-name="P8">Did the leader understand quickly the subject of the topic?</text:p>
        </text:list-item>
      </text:list>
      <text:p text:style-name="Note"><text:span text:style-name="T2">Note: </text:span>Translation is provided here, but please answer the questions in the book. <text:s/>Questions numbers correspond.</text:p>
      <text:list xml:id="list1888002589" text:continue-numbering="true" text:style-name="L2">
        <text:list-item>
          <text:p text:style-name="P8">Did his answer prove that he understood the question?</text:p>
        </text:list-item>
        <text:list-item>
          <text:p text:style-name="P8">What could he have done to improve his listening?</text:p>
        </text:list-item>
        <text:list-item>
          <text:p text:style-name="P8">What particular listening skills did he show?</text:p>
        </text:list-item>
      </text:list>
      <text:p text:style-name="Text_20_body"><text:line-break/></text:p>
      <text:h text:style-name="Heading_20_2" text:outline-level="2"><text:soft-page-break/>Gramarian (“Gramarien”)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Name of evaluator :</text:p>
          </table:table-cell>
          <table:table-cell table:style-name="Table1.A1" office:value-type="string">
            <text:p text:style-name="P1">_____________________</text:p>
          </table:table-cell>
          <table:table-cell table:style-name="Table1.A1" office:value-type="string">
            <text:p text:style-name="P2">Date:</text:p>
          </table:table-cell>
          <table:table-cell table:style-name="Table1.A1" office:value-type="string">
            <text:p text:style-name="P1">___________</text:p>
          </table:table-cell>
        </table:table-row>
      </table:table>
      <text:p text:style-name="Text_20_body"/>
      <text:list xml:id="list606373836" text:style-name="L3">
        <text:list-item>
          <text:p text:style-name="P9">Did the leader show a sustained attention by listening to the different speakers? <text:s/>Did his attitude show interest towards the other speakers?</text:p>
        </text:list-item>
      </text:list>
      <text:p text:style-name="Note"><text:span text:style-name="T2">Note: </text:span>Translation is provided here, but please answer the questions in the book. <text:s/>Questions numbers correspond.</text:p>
      <text:list xml:id="list1316826107" text:continue-numbering="true" text:style-name="L3">
        <text:list-item>
          <text:p text:style-name="P9">Did he seemed focus on grammatical errors as well as good usage of grammar?</text:p>
        </text:list-item>
        <text:list-item>
          <text:p text:style-name="P9">What could he have done to improve his listening?</text:p>
        </text:list-item>
        <text:list-item>
          <text:p text:style-name="P9">What particular listening skills did he show?</text:p>
        </text:list-item>
      </text:list>
      <text:p text:style-name="Text_20_body"/>
      <text:h text:style-name="Heading_20_2" text:outline-level="2">Ah counter (“Compteur d'hésitation”)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Table_20_Contents">Name of evaluator :</text:p>
          </table:table-cell>
          <table:table-cell table:style-name="Table4.A1" office:value-type="string">
            <text:p text:style-name="P1">_____________________</text:p>
          </table:table-cell>
          <table:table-cell table:style-name="Table4.A1" office:value-type="string">
            <text:p text:style-name="P2">Date:</text:p>
          </table:table-cell>
          <table:table-cell table:style-name="Table4.A1" office:value-type="string">
            <text:p text:style-name="P1">___________</text:p>
          </table:table-cell>
        </table:table-row>
      </table:table>
      <text:p text:style-name="Text_20_body"/>
      <text:list xml:id="list2120621744" text:continue-list="list1316826107" text:style-name="L3">
        <text:list-item text:start-value="1">
          <text:p text:style-name="P9">Did the leader show sustain listening to the different speakers? <text:s/>Did he show interest in what they were saying?</text:p>
        </text:list-item>
      </text:list>
      <text:p text:style-name="Note"><text:span text:style-name="T2">Note: </text:span>Translation is provided here, but please answer the questions in the book. <text:s/>Questions numbers correspond.</text:p>
      <text:list xml:id="list799765936" text:continue-numbering="true" text:style-name="L3">
        <text:list-item>
          <text:p text:style-name="P9">Did he seemed focus on the verbal ticks of the speakers?</text:p>
        </text:list-item>
        <text:list-item>
          <text:p text:style-name="P9">What could he have done to improve his listening?</text:p>
        </text:list-item>
        <text:list-item>
          <text:p text:style-name="P9">What particular listening skills did he show?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te" style:family="paragraph" style:parent-style-name="Text_20_body" style:class="text">
      <style:paragraph-properties fo:margin="100%" fo:margin-left="2.064cm" fo:margin-right="2.011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2T17:06:41.716000000</meta:creation-date>
    <dc:date>2014-12-10T16:38:12</dc:date>
    <meta:editing-duration>PT1H29M23S</meta:editing-duration>
    <meta:editing-cycles>12</meta:editing-cycles>
    <meta:generator>LibreOffice/3.5$Linux_x86 LibreOffice_project/350m1$Build-2</meta:generator>
    <dc:creator>Julien Lamarche</dc:creator>
    <meta:document-statistic meta:table-count="4" meta:image-count="0" meta:object-count="0" meta:page-count="2" meta:paragraph-count="45" meta:word-count="393" meta:character-count="1267" meta:non-whitespace-character-count="2112"/>
  </office:meta>
</office:document-meta>
</file>